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OAIZA CCARHUACHIN, NAYSHA LUCE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LOAIZA CCARHUACHIN NAYSHA LUCE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MAN MAMANI, ANNY CECIL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1563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2:5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